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elExpressionParser.SpelExpressionPar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elExpressionParser.parseRaw( String expression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elExpressionParser.SpelExpressionParser( SpelParserConfiguration 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pelExpressionParser.doParseExpression( String expressionString , @ Nullable Parser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